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6" style:family="text">
      <style:text-properties fo:font-weight="bold" fo:font-family="Sans"/>
    </style:style>
    <style:style style:name="c12" style:family="text">
      <style:text-properties fo:font-weight="bold" fo:font-family="Sans"/>
    </style:style>
    <style:style style:name="c3" style:family="text">
      <style:text-properties fo:font-weight="bold" fo:font-family="Sans"/>
    </style:style>
    <style:style style:name="c11" style:family="text">
      <style:text-properties fo:font-weight="bold" fo:font-family="Sans"/>
    </style:style>
    <style:style style:name="p5" style:family="paragraph">
      <style:paragraph-properties fo:margin-top="12pt" fo:margin-bottom="9pt"/>
    </style:style>
    <style:style style:name="c13" style:family="text">
      <style:text-properties fo:font-weight="bold" fo:font-family="Sans"/>
    </style:style>
    <style:style style:name="c18" style:family="text">
      <style:text-properties fo:font-weight="bold" fo:font-family="Sans"/>
    </style:style>
    <style:style style:name="c7" style:family="text">
      <style:text-properties fo:font-weight="bold" fo:font-family="Sans"/>
    </style:style>
    <style:style style:name="c0" style:family="text">
      <style:text-properties fo:font-family="Sans"/>
    </style:style>
    <style:style style:name="c17" style:family="text">
      <style:text-properties fo:font-weight="bold" fo:font-family="Sans"/>
    </style:style>
    <style:style style:name="c16" style:family="text">
      <style:text-properties fo:font-weight="bold" fo:font-family="Sans"/>
    </style:style>
    <style:style style:name="c10" style:family="text">
      <style:text-properties fo:font-weight="bold" fo:font-family="Sans"/>
    </style:style>
    <style:style style:name="p8" style:family="paragraph">
      <style:paragraph-properties fo:margin-top="9pt" fo:margin-bottom="9pt"/>
    </style:style>
    <style:style style:name="c19" style:family="text">
      <style:text-properties fo:font-weight="bold" fo:font-family="Sans"/>
    </style:style>
    <style:style style:name="p2" style:family="paragraph">
      <style:paragraph-properties fo:margin-top="13.5pt" fo:margin-bottom="9pt"/>
    </style:style>
    <style:style style:name="c21" style:family="text">
      <style:text-properties fo:font-weight="bold" fo:font-family="Sans"/>
    </style:style>
    <style:style style:name="c9" style:family="text">
      <style:text-properties fo:font-weight="bold" fo:font-family="Sans"/>
    </style:style>
    <style:style style:name="p22" style:family="paragraph">
      <style:paragraph-properties fo:margin-top="0pt" fo:margin-bottom="0pt"/>
    </style:style>
    <style:style style:name="c20" style:family="text">
      <style:text-properties fo:font-weight="bold" fo:font-family="Sans"/>
    </style:style>
    <style:style style:name="c4" style:family="text">
      <style:text-properties fo:font-weight="bold" fo:font-family="Sans"/>
    </style:style>
    <style:style style:name="c14" style:family="text">
      <style:text-properties fo:font-weight="bold" fo:font-family="Sans"/>
    </style:style>
    <style:style style:name="c15" style:family="text">
      <style:text-properties fo:font-weight="bold" fo:font-family="Sans"/>
    </style:style>
  </office:automatic-styles>
  <office:body>
    <office:text>
      <text:p text:style-name="p2"><text:span text:style-name="c3">Z</text:span><text:span text:style-name="c4">iele der BFREI</text:span></text:p>
      <text:p text:style-name="p5"><text:span text:style-name="c6">1</text:span><text:span text:style-name="c7">. Senkung der Steuern und Abschaffung obsoleter Steuern</text:span></text:p>
      <text:p text:style-name="p8"><text:span text:style-name="c0">Die BFREI setzt sich für die Senkung von Steuern und die Abschaffung veralteter und unnötiger Steuerarten ein, um die finanzielle Belastung der Bürger zu reduzieren und ein gerechteres Steuersystem zu schaffen.</text:span></text:p>
      <text:p text:style-name="p5"><text:span text:style-name="c9">2</text:span><text:span text:style-name="c7">. Vermeidung und Aufdeckung bürgerfeindlicher Politik</text:span></text:p>
      <text:p text:style-name="p8"><text:span text:style-name="c0">Wir möchten bürgerfeindliche Politik vermeiden und aktiv darauf aufmerksam machen, um sicherzustellen, dass alle politischen Entscheidungen im besten Interesse der Bürgerinnen und Bürger getroffen werden.</text:span></text:p>
      <text:p text:style-name="p5"><text:span text:style-name="c10">3</text:span><text:span text:style-name="c7">. Mehr Geld für die Bildung</text:span></text:p>
      <text:p text:style-name="p8"><text:span text:style-name="c0">Die BFREI setzt sich für eine signifikante Erhöhung der Mittel für das Bildungssystem ein, um die Qualität der Bildung zu verbessern und allen Bürgern gleiche Chancen auf eine hochwertige Ausbildung zu ermöglichen.</text:span></text:p>
      <text:p text:style-name="p5"><text:span text:style-name="c11">4</text:span><text:span text:style-name="c7">. Erneuerung des veralteten Schulsystems</text:span></text:p>
      <text:p text:style-name="p8"><text:span text:style-name="c0">Wir arbeiten daran, das veraltete Schulsystem zu modernisieren und an die Anforderungen der heutigen Zeit anzupassen, um eine zukunftsorientierte Bildung zu gewährleisten.</text:span></text:p>
      <text:p text:style-name="p5"><text:span text:style-name="c12">5</text:span><text:span text:style-name="c7">. Förderung von Innovation und Technologie</text:span></text:p>
      <text:p text:style-name="p8"><text:span text:style-name="c0">Die BFREI unterstützt die Förderung von Innovation und Technologie, um die Wettbewerbsfähigkeit Deutschlands zu steigern und die Lebensqualität der Bürger zu verbessern.</text:span></text:p>
      <text:p text:style-name="p5"><text:span text:style-name="c13">6</text:span><text:span text:style-name="c7">. Umwelt- und Klimaschutz</text:span></text:p>
      <text:p text:style-name="p8"><text:span text:style-name="c0">Wir setzen uns für nachhaltige Umwelt- und Klimaschutzmaßnahmen ein, um die natürlichen Ressourcen zu schützen und eine lebenswerte Umwelt für zukünftige Generationen zu sichern.</text:span></text:p>
      <text:p text:style-name="p5"><text:span text:style-name="c14">7</text:span><text:span text:style-name="c7">. Ausbau der digitalen Infrastruktur</text:span></text:p>
      <text:p text:style-name="p8"><text:span text:style-name="c0">Die BFREI fördert den flächendeckenden Ausbau der digitalen Infrastruktur, um die digitale Teilhabe aller Bürger zu gewährleisten und die Grundlage für eine moderne Wirtschaft zu schaffen.</text:span></text:p>
      <text:p text:style-name="p5"><text:span text:style-name="c15">8</text:span><text:span text:style-name="c7">. Verbesserung des Gesundheitssystems</text:span></text:p>
      <text:p text:style-name="p8"><text:span text:style-name="c0">Wir streben eine umfassende Verbesserung des Gesundheitssystems an, um eine hochwertige und für alle zugängliche medizinische Versorgung sicherzustellen.</text:span></text:p>
      <text:p text:style-name="p5"><text:span text:style-name="c16">9</text:span><text:span text:style-name="c7">. Förderung der sozialen Gerechtigkeit</text:span></text:p>
      <text:p text:style-name="p8"><text:span text:style-name="c0">Die BFREI setzt sich für die Förderung der sozialen Gerechtigkeit ein, um die Chancengleichheit zu verbessern und soziale Ungleichheiten abzubauen.</text:span></text:p>
      <text:p text:style-name="p5"><text:span text:style-name="c17">1</text:span><text:span text:style-name="c7">0. Unterstützung der lokalen Wirtschaft</text:span></text:p>
      <text:p text:style-name="p8"><text:span text:style-name="c0">Wir unterstützen die lokale Wirtschaft durch gezielte Förderprogramme und die Schaffung von Rahmenbedingungen, die das Wachstum kleiner und mittelständischer Unternehmen begünstigen.</text:span></text:p>
      <text:p text:style-name="p5"><text:span text:style-name="c18">1</text:span><text:span text:style-name="c7">1. Stärkung der inneren Sicherheit</text:span></text:p>
      <text:p text:style-name="p8"><text:span text:style-name="c0">Die BFREI arbeitet an der Stärkung der inneren Sicherheit durch effektive Maßnahmen zur Kriminalitätsbekämpfung und den Ausbau der Polizeipräsenz.</text:span></text:p>
      <text:p text:style-name="p5"><text:span text:style-name="c19">1</text:span><text:span text:style-name="c7">2. Förderung der kulturellen Vielfalt</text:span></text:p>
      <text:p text:style-name="p8"><text:span text:style-name="c0">Wir fördern die kulturelle Vielfalt und den interkulturellen Dialog, um ein respektvolles und harmonisches Zusammenleben aller Bürger zu gewährleisten.</text:span></text:p>
      <text:p text:style-name="p5"><text:span text:style-name="c20">1</text:span><text:span text:style-name="c7">3. Verbesserung der Verkehrsinfrastruktur</text:span></text:p>
      <text:p text:style-name="p8"><text:span text:style-name="c0">Die BFREI setzt sich für die Verbesserung der Verkehrsinfrastruktur ein, um eine effiziente und umweltfreundliche Mobilität zu ermöglichen.</text:span></text:p>
      <text:p text:style-name="p5"><text:span text:style-name="c21">1</text:span><text:span text:style-name="c7">4. Förderung des Ehrenamts</text:span></text:p>
      <text:p text:style-name="p8"><text:span text:style-name="c0">Wir unterstützen und fördern das ehrenamtliche Engagement der Bürger, um das soziale Zusammenleben zu stärken und die Gemeinschaft zu bereichern.</text:span></text:p>
      <text:p text:style-name="p22"/>
      <text:p text:style-name="p8"><text:span text:style-name="c0">Diese Ziele repräsentieren das Engagement der BFREI für eine bürgernahe, gerechte und zukunftsorientierte Politik. Gemeinsam gestalten wir eine bessere Zukunft!</text:span></text:p>
    </office:text>
  </office:body>
</office:document-content>
</file>